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41.12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5.67mm"/>
    </style:style>
    <style:style style:name="co9" style:family="table-column">
      <style:table-column-properties fo:break-before="auto" style:column-width="4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6"/>
    <style:style style:name="ce2" style:family="table-cell" style:parent-style-name="Default" style:data-style-name="N107"/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cursore 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cursore vout</text:p>
          </table:table-cell>
          <table:table-cell office:value-type="string" calcext:value-type="string">
            <text:p>dt (micro)</text:p>
          </table:table-cell>
          <table:table-cell office:value-type="string" calcext:value-type="string">
            <text:p>d(dt)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0.206" calcext:value-type="float">
            <text:p>0,20600</text:p>
          </table:table-cell>
          <table:table-cell office:value-type="float" office:value="0.001" calcext:value-type="float">
            <text:p>0,00100</text:p>
          </table:table-cell>
          <table:table-cell office:value-type="float" office:value="2" calcext:value-type="float">
            <text:p>2,00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0.294" calcext:value-type="float">
            <text:p>0,29400</text:p>
          </table:table-cell>
          <table:table-cell office:value-type="float" office:value="0.001" calcext:value-type="float">
            <text:p>0,00100</text:p>
          </table:table-cell>
          <table:table-cell office:value-type="float" office:value="2.86" calcext:value-type="float">
            <text:p>2,86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0.42" calcext:value-type="float">
            <text:p>0,42000</text:p>
          </table:table-cell>
          <table:table-cell office:value-type="float" office:value="0.001" calcext:value-type="float">
            <text:p>0,00100</text:p>
          </table:table-cell>
          <table:table-cell office:value-type="float" office:value="2" calcext:value-type="float">
            <text:p>2,00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3" calcext:value-type="float">
            <text:p>103,00000</text:p>
          </table:table-cell>
          <table:table-cell office:value-type="float" office:value="2" calcext:value-type="float">
            <text:p>2,000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0.512" calcext:value-type="float">
            <text:p>0,51200</text:p>
          </table:table-cell>
          <table:table-cell office:value-type="float" office:value="0.002" calcext:value-type="float">
            <text:p>0,00200</text:p>
          </table:table-cell>
          <table:table-cell office:value-type="float" office:value="5.04" calcext:value-type="float">
            <text:p>5,04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0.62" calcext:value-type="float">
            <text:p>0,62000</text:p>
          </table:table-cell>
          <table:table-cell office:value-type="float" office:value="0.002" calcext:value-type="float">
            <text:p>0,00200</text:p>
          </table:table-cell>
          <table:table-cell office:value-type="float" office:value="5.96" calcext:value-type="float">
            <text:p>5,96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1" calcext:value-type="float">
            <text:p>101,00000</text:p>
          </table:table-cell>
          <table:table-cell office:value-type="float" office:value="2" calcext:value-type="float">
            <text:p>2,000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0.712" calcext:value-type="float">
            <text:p>0,71200</text:p>
          </table:table-cell>
          <table:table-cell office:value-type="float" office:value="0.002" calcext:value-type="float">
            <text:p>0,00200</text:p>
          </table:table-cell>
          <table:table-cell office:value-type="float" office:value="6.88" calcext:value-type="float">
            <text:p>6,88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0.8" calcext:value-type="float">
            <text:p>0,800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7.68" calcext:value-type="float">
            <text:p>7,68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0.896" calcext:value-type="float">
            <text:p>0,896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8.72" calcext:value-type="float">
            <text:p>8,72000</text:p>
          </table:table-cell>
          <table:table-cell office:value-type="float" office:value="0.04" calcext:value-type="float">
            <text:p>0,04000</text:p>
          </table:table-cell>
          <table:table-cell office:value-type="float" office:value="103" calcext:value-type="float">
            <text:p>103,00000</text:p>
          </table:table-cell>
          <table:table-cell office:value-type="float" office:value="2" calcext:value-type="float">
            <text:p>2,000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.03" calcext:value-type="float">
            <text:p>1,030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9.92" calcext:value-type="float">
            <text:p>9,92000</text:p>
          </table:table-cell>
          <table:table-cell office:value-type="float" office:value="0.04" calcext:value-type="float">
            <text:p>0,04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.12" calcext:value-type="float">
            <text:p>1,120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10.6" calcext:value-type="float">
            <text:p>10,60000</text:p>
          </table:table-cell>
          <table:table-cell office:value-type="float" office:value="0.04" calcext:value-type="float">
            <text:p>0,04000</text:p>
          </table:table-cell>
          <table:table-cell office:value-type="float" office:value="101" calcext:value-type="float">
            <text:p>101,00000</text:p>
          </table:table-cell>
          <table:table-cell office:value-type="float" office:value="2" calcext:value-type="float">
            <text:p>2,000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.21" calcext:value-type="float">
            <text:p>1,210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11.5" calcext:value-type="float">
            <text:p>11,50000</text:p>
          </table:table-cell>
          <table:table-cell office:value-type="float" office:value="0.04" calcext:value-type="float">
            <text:p>0,04000</text:p>
          </table:table-cell>
          <table:table-cell office:value-type="float" office:value="103" calcext:value-type="float">
            <text:p>103,00000</text:p>
          </table:table-cell>
          <table:table-cell office:value-type="float" office:value="2" calcext:value-type="float">
            <text:p>2,000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.3" calcext:value-type="float">
            <text:p>1,300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12.6" calcext:value-type="float">
            <text:p>12,60000</text:p>
          </table:table-cell>
          <table:table-cell office:value-type="float" office:value="0.04" calcext:value-type="float">
            <text:p>0,04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7"/>
          <table:table-cell table:style-name="ce3" office:value-type="percentage" office:value="0.03" calcext:value-type="percentage">
            <text:p>3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dVou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V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f</text:p>
          </table:table-cell>
        </table:table-row>
        <table:table-row table:style-name="ro1">
          <table:table-cell office:value-type="float" office:value="10.31" calcext:value-type="float">
            <text:p>10,31000</text:p>
          </table:table-cell>
          <table:table-cell table:formula="of:=[.A19]*0.01" office:value-type="float" office:value="0.1031" calcext:value-type="float">
            <text:p>0,10310</text:p>
          </table:table-cell>
          <table:table-cell office:value-type="float" office:value="2.02" calcext:value-type="float">
            <text:p>2,02000</text:p>
          </table:table-cell>
          <table:table-cell office:value-type="float" office:value="0.02" calcext:value-type="float">
            <text:p>0,02000</text:p>
          </table:table-cell>
          <table:table-cell table:style-name="ce2" table:formula="of:=[.A19]/1000" office:value-type="float" office:value="0.01031" calcext:value-type="float">
            <text:p>0,0103100000000</text:p>
          </table:table-cell>
          <table:table-cell table:style-name="ce2" table:formula="of:=[.B19]/1000" office:value-type="float" office:value="0.0001031" calcext:value-type="float">
            <text:p>0,0001031000000</text:p>
          </table:table-cell>
          <table:table-cell/>
          <table:table-cell office:value-type="float" office:value="2.02" calcext:value-type="float">
            <text:p>2,02000</text:p>
          </table:table-cell>
          <table:table-cell table:style-name="ce1" table:formula="of:=([.D19]^2+(0.03*[.H19])^2)^0.5" office:value-type="float" office:value="0.0638150452479664" calcext:value-type="float">
            <text:p>0,06382</text:p>
          </table:table-cell>
          <table:table-cell table:style-name="ce2" table:formula="of:=[.E19]" office:value-type="float" office:value="0.01031" calcext:value-type="float">
            <text:p>0,0103100000000</text:p>
          </table:table-cell>
          <table:table-cell table:style-name="ce2" table:formula="of:=[.F19]" office:value-type="float" office:value="0.0001031" calcext:value-type="float">
            <text:p>0,0001031000000</text:p>
          </table:table-cell>
        </table:table-row>
        <table:table-row table:style-name="ro1">
          <table:table-cell office:value-type="float" office:value="17.83" calcext:value-type="float">
            <text:p>17,83000</text:p>
          </table:table-cell>
          <table:table-cell table:formula="of:=[.A20]*0.01" office:value-type="float" office:value="0.1783" calcext:value-type="float">
            <text:p>0,17830</text:p>
          </table:table-cell>
          <table:table-cell office:value-type="float" office:value="3.36" calcext:value-type="float">
            <text:p>3,36000</text:p>
          </table:table-cell>
          <table:table-cell office:value-type="float" office:value="0.02" calcext:value-type="float">
            <text:p>0,02000</text:p>
          </table:table-cell>
          <table:table-cell table:style-name="ce2" table:formula="of:=[.A20]/1000" office:value-type="float" office:value="0.01783" calcext:value-type="float">
            <text:p>0,0178300000000</text:p>
          </table:table-cell>
          <table:table-cell table:style-name="ce2" table:formula="of:=[.B20]/1000" office:value-type="float" office:value="0.0001783" calcext:value-type="float">
            <text:p>0,0001783000000</text:p>
          </table:table-cell>
          <table:table-cell/>
          <table:table-cell office:value-type="float" office:value="3.36" calcext:value-type="float">
            <text:p>3,36000</text:p>
          </table:table-cell>
          <table:table-cell table:style-name="ce1" table:formula="of:=([.D20]^2+(0.03*[.H20])^2)^0.5" office:value-type="float" office:value="0.102764974577917" calcext:value-type="float">
            <text:p>0,10276</text:p>
          </table:table-cell>
          <table:table-cell table:style-name="ce2" table:formula="of:=[.E20]" office:value-type="float" office:value="0.01783" calcext:value-type="float">
            <text:p>0,0178300000000</text:p>
          </table:table-cell>
          <table:table-cell table:style-name="ce2" table:formula="of:=[.F20]" office:value-type="float" office:value="0.0001783" calcext:value-type="float">
            <text:p>0,0001783000000</text:p>
          </table:table-cell>
        </table:table-row>
        <table:table-row table:style-name="ro1">
          <table:table-cell office:value-type="float" office:value="26.24" calcext:value-type="float">
            <text:p>26,24000</text:p>
          </table:table-cell>
          <table:table-cell table:formula="of:=[.A21]*0.01" office:value-type="float" office:value="0.2624" calcext:value-type="float">
            <text:p>0,26240</text:p>
          </table:table-cell>
          <table:table-cell office:value-type="float" office:value="4.72" calcext:value-type="float">
            <text:p>4,72000</text:p>
          </table:table-cell>
          <table:table-cell office:value-type="float" office:value="0.02" calcext:value-type="float">
            <text:p>0,02000</text:p>
          </table:table-cell>
          <table:table-cell table:style-name="ce2" table:formula="of:=[.A21]/1000" office:value-type="float" office:value="0.02624" calcext:value-type="float">
            <text:p>0,0262400000000</text:p>
          </table:table-cell>
          <table:table-cell table:style-name="ce2" table:formula="of:=[.B21]/1000" office:value-type="float" office:value="0.0002624" calcext:value-type="float">
            <text:p>0,0002624000000</text:p>
          </table:table-cell>
          <table:table-cell/>
          <table:table-cell office:value-type="float" office:value="4.72" calcext:value-type="float">
            <text:p>4,72000</text:p>
          </table:table-cell>
          <table:table-cell table:style-name="ce1" table:formula="of:=([.D21]^2+(0.03*[.H21])^2)^0.5" office:value-type="float" office:value="0.14300545444143" calcext:value-type="float">
            <text:p>0,14301</text:p>
          </table:table-cell>
          <table:table-cell table:style-name="ce2" table:formula="of:=[.E21]" office:value-type="float" office:value="0.02624" calcext:value-type="float">
            <text:p>0,0262400000000</text:p>
          </table:table-cell>
          <table:table-cell table:style-name="ce2" table:formula="of:=[.F21]" office:value-type="float" office:value="0.0002624" calcext:value-type="float">
            <text:p>0,0002624000000</text:p>
          </table:table-cell>
        </table:table-row>
        <table:table-row table:style-name="ro1">
          <table:table-cell office:value-type="float" office:value="34.14" calcext:value-type="float">
            <text:p>34,14000</text:p>
          </table:table-cell>
          <table:table-cell table:formula="of:=[.A22]*0.01" office:value-type="float" office:value="0.3414" calcext:value-type="float">
            <text:p>0,34140</text:p>
          </table:table-cell>
          <table:table-cell office:value-type="float" office:value="5.8" calcext:value-type="float">
            <text:p>5,80000</text:p>
          </table:table-cell>
          <table:table-cell office:value-type="float" office:value="0.02" calcext:value-type="float">
            <text:p>0,02000</text:p>
          </table:table-cell>
          <table:table-cell table:style-name="ce2" table:formula="of:=[.A22]/1000" office:value-type="float" office:value="0.03414" calcext:value-type="float">
            <text:p>0,0341400000000</text:p>
          </table:table-cell>
          <table:table-cell table:style-name="ce2" table:formula="of:=[.B22]/1000" office:value-type="float" office:value="0.0003414" calcext:value-type="float">
            <text:p>0,0003414000000</text:p>
          </table:table-cell>
          <table:table-cell/>
          <table:table-cell office:value-type="float" office:value="5.8" calcext:value-type="float">
            <text:p>5,80000</text:p>
          </table:table-cell>
          <table:table-cell table:style-name="ce1" table:formula="of:=([.D22]^2+(0.03*[.H22])^2)^0.5" office:value-type="float" office:value="0.175145653671451" calcext:value-type="float">
            <text:p>0,17515</text:p>
          </table:table-cell>
          <table:table-cell table:style-name="ce2" table:formula="of:=[.E22]" office:value-type="float" office:value="0.03414" calcext:value-type="float">
            <text:p>0,0341400000000</text:p>
          </table:table-cell>
          <table:table-cell table:style-name="ce2" table:formula="of:=[.F22]" office:value-type="float" office:value="0.0003414" calcext:value-type="float">
            <text:p>0,0003414000000</text:p>
          </table:table-cell>
        </table:table-row>
        <table:table-row table:style-name="ro1">
          <table:table-cell office:value-type="float" office:value="40.85" calcext:value-type="float">
            <text:p>40,85000</text:p>
          </table:table-cell>
          <table:table-cell table:formula="of:=[.A23]*0.01" office:value-type="float" office:value="0.4085" calcext:value-type="float">
            <text:p>0,40850</text:p>
          </table:table-cell>
          <table:table-cell office:value-type="float" office:value="6.28" calcext:value-type="float">
            <text:p>6,28000</text:p>
          </table:table-cell>
          <table:table-cell office:value-type="float" office:value="0.04" calcext:value-type="float">
            <text:p>0,04000</text:p>
          </table:table-cell>
          <table:table-cell table:style-name="ce2" table:formula="of:=[.A23]/1000" office:value-type="float" office:value="0.04085" calcext:value-type="float">
            <text:p>0,0408500000000</text:p>
          </table:table-cell>
          <table:table-cell table:style-name="ce2" table:formula="of:=[.B23]/1000" office:value-type="float" office:value="0.0004085" calcext:value-type="float">
            <text:p>0,0004085000000</text:p>
          </table:table-cell>
          <table:table-cell/>
          <table:table-cell office:value-type="float" office:value="6.28" calcext:value-type="float">
            <text:p>6,28000</text:p>
          </table:table-cell>
          <table:table-cell table:style-name="ce1" table:formula="of:=([.D23]^2+(0.03*[.H23])^2)^0.5" office:value-type="float" office:value="0.192599480788501" calcext:value-type="float">
            <text:p>0,19260</text:p>
          </table:table-cell>
          <table:table-cell table:style-name="ce2" table:formula="of:=[.E23]" office:value-type="float" office:value="0.04085" calcext:value-type="float">
            <text:p>0,0408500000000</text:p>
          </table:table-cell>
          <table:table-cell table:style-name="ce2" table:formula="of:=[.F23]" office:value-type="float" office:value="0.0004085" calcext:value-type="float">
            <text:p>0,0004085000000</text:p>
          </table:table-cell>
        </table:table-row>
        <table:table-row table:style-name="ro1">
          <table:table-cell office:value-type="float" office:value="80.32" calcext:value-type="float">
            <text:p>80,32000</text:p>
          </table:table-cell>
          <table:table-cell table:formula="of:=[.A24]*0.01" office:value-type="float" office:value="0.8032" calcext:value-type="float">
            <text:p>0,80320</text:p>
          </table:table-cell>
          <table:table-cell office:value-type="float" office:value="8.4" calcext:value-type="float">
            <text:p>8,40000</text:p>
          </table:table-cell>
          <table:table-cell office:value-type="float" office:value="0.08" calcext:value-type="float">
            <text:p>0,08000</text:p>
          </table:table-cell>
          <table:table-cell table:style-name="ce2" table:formula="of:=[.A24]/1000" office:value-type="float" office:value="0.08032" calcext:value-type="float">
            <text:p>0,0803200000000</text:p>
          </table:table-cell>
          <table:table-cell table:style-name="ce2" table:formula="of:=[.B24]/1000" office:value-type="float" office:value="0.0008032" calcext:value-type="float">
            <text:p>0,0008032000000</text:p>
          </table:table-cell>
          <table:table-cell/>
          <table:table-cell office:value-type="float" office:value="8.4" calcext:value-type="float">
            <text:p>8,40000</text:p>
          </table:table-cell>
          <table:table-cell table:style-name="ce1" table:formula="of:=([.D24]^2+(0.03*[.H24])^2)^0.5" office:value-type="float" office:value="0.264393645914572" calcext:value-type="float">
            <text:p>0,26439</text:p>
          </table:table-cell>
          <table:table-cell table:style-name="ce2" table:formula="of:=[.E24]" office:value-type="float" office:value="0.08032" calcext:value-type="float">
            <text:p>0,0803200000000</text:p>
          </table:table-cell>
          <table:table-cell table:style-name="ce2" table:formula="of:=[.F24]" office:value-type="float" office:value="0.0008032" calcext:value-type="float">
            <text:p>0,0008032000000</text:p>
          </table:table-cell>
        </table:table-row>
        <table:table-row table:style-name="ro1">
          <table:table-cell office:value-type="float" office:value="117.93" calcext:value-type="float">
            <text:p>117,93000</text:p>
          </table:table-cell>
          <table:table-cell table:formula="of:=[.A25]*0.01" office:value-type="float" office:value="1.1793" calcext:value-type="float">
            <text:p>1,17930</text:p>
          </table:table-cell>
          <table:table-cell office:value-type="float" office:value="8.88" calcext:value-type="float">
            <text:p>8,88000</text:p>
          </table:table-cell>
          <table:table-cell office:value-type="float" office:value="0.08" calcext:value-type="float">
            <text:p>0,08000</text:p>
          </table:table-cell>
          <table:table-cell table:style-name="ce2" table:formula="of:=[.A25]/1000" office:value-type="float" office:value="0.11793" calcext:value-type="float">
            <text:p>0,1179300000000</text:p>
          </table:table-cell>
          <table:table-cell table:style-name="ce2" table:formula="of:=[.B25]/1000" office:value-type="float" office:value="0.0011793" calcext:value-type="float">
            <text:p>0,0011793000000</text:p>
          </table:table-cell>
          <table:table-cell/>
          <table:table-cell office:value-type="float" office:value="8.88" calcext:value-type="float">
            <text:p>8,88000</text:p>
          </table:table-cell>
          <table:table-cell table:style-name="ce1" table:formula="of:=([.D25]^2+(0.03*[.H25])^2)^0.5" office:value-type="float" office:value="0.278152763782782" calcext:value-type="float">
            <text:p>0,27815</text:p>
          </table:table-cell>
          <table:table-cell table:style-name="ce2" table:formula="of:=[.E25]" office:value-type="float" office:value="0.11793" calcext:value-type="float">
            <text:p>0,1179300000000</text:p>
          </table:table-cell>
          <table:table-cell table:style-name="ce2" table:formula="of:=[.F25]" office:value-type="float" office:value="0.0011793" calcext:value-type="float">
            <text:p>0,0011793000000</text:p>
          </table:table-cell>
        </table:table-row>
        <table:table-row table:style-name="ro1">
          <table:table-cell office:value-type="float" office:value="432.05" calcext:value-type="float">
            <text:p>432,05000</text:p>
          </table:table-cell>
          <table:table-cell table:formula="of:=[.A26]*0.01" office:value-type="float" office:value="4.3205" calcext:value-type="float">
            <text:p>4,32050</text:p>
          </table:table-cell>
          <table:table-cell office:value-type="float" office:value="9.52" calcext:value-type="float">
            <text:p>9,52000</text:p>
          </table:table-cell>
          <table:table-cell office:value-type="float" office:value="0.08" calcext:value-type="float">
            <text:p>0,08000</text:p>
          </table:table-cell>
          <table:table-cell table:style-name="ce2" table:formula="of:=[.A26]/1000" office:value-type="float" office:value="0.43205" calcext:value-type="float">
            <text:p>0,4320500000000</text:p>
          </table:table-cell>
          <table:table-cell table:style-name="ce2" table:formula="of:=[.B26]/1000" office:value-type="float" office:value="0.0043205" calcext:value-type="float">
            <text:p>0,0043205000000</text:p>
          </table:table-cell>
          <table:table-cell/>
          <table:table-cell office:value-type="float" office:value="9.52" calcext:value-type="float">
            <text:p>9,52000</text:p>
          </table:table-cell>
          <table:table-cell table:style-name="ce1" table:formula="of:=([.D26]^2+(0.03*[.H26])^2)^0.5" office:value-type="float" office:value="0.296592919672739" calcext:value-type="float">
            <text:p>0,29659</text:p>
          </table:table-cell>
          <table:table-cell table:style-name="ce2" table:formula="of:=[.E26]" office:value-type="float" office:value="0.43205" calcext:value-type="float">
            <text:p>0,4320500000000</text:p>
          </table:table-cell>
          <table:table-cell table:style-name="ce2" table:formula="of:=[.F26]" office:value-type="float" office:value="0.0043205" calcext:value-type="float">
            <text:p>0,0043205000000</text:p>
          </table:table-cell>
        </table:table-row>
        <table:table-row table:style-name="ro1">
          <table:table-cell office:value-type="float" office:value="752.5" calcext:value-type="float">
            <text:p>752,50000</text:p>
          </table:table-cell>
          <table:table-cell table:formula="of:=[.A27]*0.01" office:value-type="float" office:value="7.525" calcext:value-type="float">
            <text:p>7,52500</text:p>
          </table:table-cell>
          <table:table-cell office:value-type="float" office:value="9.52" calcext:value-type="float">
            <text:p>9,52000</text:p>
          </table:table-cell>
          <table:table-cell office:value-type="float" office:value="0.08" calcext:value-type="float">
            <text:p>0,08000</text:p>
          </table:table-cell>
          <table:table-cell table:style-name="ce2" table:formula="of:=[.A27]/1000" office:value-type="float" office:value="0.7525" calcext:value-type="float">
            <text:p>0,7525000000000</text:p>
          </table:table-cell>
          <table:table-cell table:style-name="ce2" table:formula="of:=[.B27]/1000" office:value-type="float" office:value="0.007525" calcext:value-type="float">
            <text:p>0,0075250000000</text:p>
          </table:table-cell>
          <table:table-cell/>
          <table:table-cell office:value-type="float" office:value="9.52" calcext:value-type="float">
            <text:p>9,52000</text:p>
          </table:table-cell>
          <table:table-cell table:style-name="ce1" table:formula="of:=([.D27]^2+(0.03*[.H27])^2)^0.5" office:value-type="float" office:value="0.296592919672739" calcext:value-type="float">
            <text:p>0,29659</text:p>
          </table:table-cell>
          <table:table-cell table:style-name="ce2" table:formula="of:=[.E27]" office:value-type="float" office:value="0.7525" calcext:value-type="float">
            <text:p>0,7525000000000</text:p>
          </table:table-cell>
          <table:table-cell table:style-name="ce2" table:formula="of:=[.F27]" office:value-type="float" office:value="0.007525" calcext:value-type="float">
            <text:p>0,0075250000000</text:p>
          </table:table-cell>
        </table:table-row>
        <table:table-row table:style-name="ro1">
          <table:table-cell office:value-type="float" office:value="1027" calcext:value-type="float">
            <text:p>1027,00000</text:p>
          </table:table-cell>
          <table:table-cell table:formula="of:=[.A28]*0.01" office:value-type="float" office:value="10.27" calcext:value-type="float">
            <text:p>10,27000</text:p>
          </table:table-cell>
          <table:table-cell office:value-type="float" office:value="9.52" calcext:value-type="float">
            <text:p>9,52000</text:p>
          </table:table-cell>
          <table:table-cell office:value-type="float" office:value="0.08" calcext:value-type="float">
            <text:p>0,08000</text:p>
          </table:table-cell>
          <table:table-cell table:style-name="ce2" table:formula="of:=[.A28]/1000" office:value-type="float" office:value="1.027" calcext:value-type="float">
            <text:p>1,0270000000000</text:p>
          </table:table-cell>
          <table:table-cell table:style-name="ce2" table:formula="of:=[.B28]/1000" office:value-type="float" office:value="0.01027" calcext:value-type="float">
            <text:p>0,0102700000000</text:p>
          </table:table-cell>
          <table:table-cell/>
          <table:table-cell office:value-type="float" office:value="9.52" calcext:value-type="float">
            <text:p>9,52000</text:p>
          </table:table-cell>
          <table:table-cell table:style-name="ce1" table:formula="of:=([.D28]^2+(0.03*[.H28])^2)^0.5" office:value-type="float" office:value="0.296592919672739" calcext:value-type="float">
            <text:p>0,29659</text:p>
          </table:table-cell>
          <table:table-cell table:style-name="ce2" table:formula="of:=[.E28]" office:value-type="float" office:value="1.027" calcext:value-type="float">
            <text:p>1,0270000000000</text:p>
          </table:table-cell>
          <table:table-cell table:style-name="ce2" table:formula="of:=[.F28]" office:value-type="float" office:value="0.01027" calcext:value-type="float">
            <text:p>0,0102700000000</text:p>
          </table:table-cell>
        </table:table-row>
        <table:table-row table:style-name="ro1">
          <table:table-cell office:value-type="float" office:value="5135" calcext:value-type="float">
            <text:p>5135,00000</text:p>
          </table:table-cell>
          <table:table-cell table:formula="of:=[.A29]*0.01" office:value-type="float" office:value="51.35" calcext:value-type="float">
            <text:p>51,35000</text:p>
          </table:table-cell>
          <table:table-cell office:value-type="float" office:value="9.6" calcext:value-type="float">
            <text:p>9,60000</text:p>
          </table:table-cell>
          <table:table-cell office:value-type="float" office:value="0.08" calcext:value-type="float">
            <text:p>0,08000</text:p>
          </table:table-cell>
          <table:table-cell table:style-name="ce2" table:formula="of:=[.A29]/1000" office:value-type="float" office:value="5.135" calcext:value-type="float">
            <text:p>5,1350000000000</text:p>
          </table:table-cell>
          <table:table-cell table:style-name="ce2" table:formula="of:=[.B29]/1000" office:value-type="float" office:value="0.05135" calcext:value-type="float">
            <text:p>0,0513500000000</text:p>
          </table:table-cell>
          <table:table-cell/>
          <table:table-cell office:value-type="float" office:value="9.6" calcext:value-type="float">
            <text:p>9,60000</text:p>
          </table:table-cell>
          <table:table-cell table:style-name="ce1" table:formula="of:=([.D29]^2+(0.03*[.H29])^2)^0.5" office:value-type="float" office:value="0.29890466707631" calcext:value-type="float">
            <text:p>0,29890</text:p>
          </table:table-cell>
          <table:table-cell table:style-name="ce2" table:formula="of:=[.E29]" office:value-type="float" office:value="5.135" calcext:value-type="float">
            <text:p>5,1350000000000</text:p>
          </table:table-cell>
          <table:table-cell table:style-name="ce2" table:formula="of:=[.F29]" office:value-type="float" office:value="0.05135" calcext:value-type="float">
            <text:p>0,0513500000000</text:p>
          </table:table-cell>
        </table:table-row>
        <table:table-row table:style-name="ro1">
          <table:table-cell office:value-type="float" office:value="9729" calcext:value-type="float">
            <text:p>9729,00000</text:p>
          </table:table-cell>
          <table:table-cell table:formula="of:=[.A30]*0.01" office:value-type="float" office:value="97.29" calcext:value-type="float">
            <text:p>97,29000</text:p>
          </table:table-cell>
          <table:table-cell office:value-type="float" office:value="9.52" calcext:value-type="float">
            <text:p>9,52000</text:p>
          </table:table-cell>
          <table:table-cell office:value-type="float" office:value="0.08" calcext:value-type="float">
            <text:p>0,08000</text:p>
          </table:table-cell>
          <table:table-cell table:style-name="ce2" table:formula="of:=[.A30]/1000" office:value-type="float" office:value="9.729" calcext:value-type="float">
            <text:p>9,7290000000000</text:p>
          </table:table-cell>
          <table:table-cell table:style-name="ce2" table:formula="of:=[.B30]/1000" office:value-type="float" office:value="0.09729" calcext:value-type="float">
            <text:p>0,0972900000000</text:p>
          </table:table-cell>
          <table:table-cell/>
          <table:table-cell office:value-type="float" office:value="9.52" calcext:value-type="float">
            <text:p>9,52000</text:p>
          </table:table-cell>
          <table:table-cell table:style-name="ce1" table:formula="of:=([.D30]^2+(0.03*[.H30])^2)^0.5" office:value-type="float" office:value="0.296592919672739" calcext:value-type="float">
            <text:p>0,29659</text:p>
          </table:table-cell>
          <table:table-cell table:style-name="ce2" table:formula="of:=[.E30]" office:value-type="float" office:value="9.729" calcext:value-type="float">
            <text:p>9,7290000000000</text:p>
          </table:table-cell>
          <table:table-cell table:style-name="ce2" table:formula="of:=[.F30]" office:value-type="float" office:value="0.09729" calcext:value-type="float">
            <text:p>0,0972900000000</text:p>
          </table:table-cell>
        </table:table-row>
        <table:table-row table:style-name="ro1">
          <table:table-cell office:value-type="float" office:value="31530" calcext:value-type="float">
            <text:p>31530,00000</text:p>
          </table:table-cell>
          <table:table-cell table:formula="of:=[.A31]*0.01" office:value-type="float" office:value="315.3" calcext:value-type="float">
            <text:p>315,30000</text:p>
          </table:table-cell>
          <table:table-cell office:value-type="float" office:value="9.12" calcext:value-type="float">
            <text:p>9,12000</text:p>
          </table:table-cell>
          <table:table-cell office:value-type="float" office:value="0.08" calcext:value-type="float">
            <text:p>0,08000</text:p>
          </table:table-cell>
          <table:table-cell table:style-name="ce2" table:formula="of:=[.A31]/1000" office:value-type="float" office:value="31.53" calcext:value-type="float">
            <text:p>31,5300000000000</text:p>
          </table:table-cell>
          <table:table-cell table:style-name="ce2" table:formula="of:=[.B31]/1000" office:value-type="float" office:value="0.3153" calcext:value-type="float">
            <text:p>0,3153000000000</text:p>
          </table:table-cell>
          <table:table-cell/>
          <table:table-cell office:value-type="float" office:value="9.12" calcext:value-type="float">
            <text:p>9,12000</text:p>
          </table:table-cell>
          <table:table-cell table:style-name="ce1" table:formula="of:=([.D31]^2+(0.03*[.H31])^2)^0.5" office:value-type="float" office:value="0.285056064660971" calcext:value-type="float">
            <text:p>0,28506</text:p>
          </table:table-cell>
          <table:table-cell table:style-name="ce2" table:formula="of:=[.E31]" office:value-type="float" office:value="31.53" calcext:value-type="float">
            <text:p>31,5300000000000</text:p>
          </table:table-cell>
          <table:table-cell table:style-name="ce2" table:formula="of:=[.F31]" office:value-type="float" office:value="0.3153" calcext:value-type="float">
            <text:p>0,3153000000000</text:p>
          </table:table-cell>
        </table:table-row>
        <table:table-row table:style-name="ro1">
          <table:table-cell office:value-type="float" office:value="66538" calcext:value-type="float">
            <text:p>66538,00000</text:p>
          </table:table-cell>
          <table:table-cell table:formula="of:=[.A32]*0.01" office:value-type="float" office:value="665.38" calcext:value-type="float">
            <text:p>665,38000</text:p>
          </table:table-cell>
          <table:table-cell office:value-type="float" office:value="7.76" calcext:value-type="float">
            <text:p>7,76000</text:p>
          </table:table-cell>
          <table:table-cell office:value-type="float" office:value="0.04" calcext:value-type="float">
            <text:p>0,04000</text:p>
          </table:table-cell>
          <table:table-cell table:style-name="ce2" table:formula="of:=[.A32]/1000" office:value-type="float" office:value="66.538" calcext:value-type="float">
            <text:p>66,5380000000000</text:p>
          </table:table-cell>
          <table:table-cell table:style-name="ce2" table:formula="of:=[.B32]/1000" office:value-type="float" office:value="0.66538" calcext:value-type="float">
            <text:p>0,6653800000000</text:p>
          </table:table-cell>
          <table:table-cell/>
          <table:table-cell office:value-type="float" office:value="7.76" calcext:value-type="float">
            <text:p>7,76000</text:p>
          </table:table-cell>
          <table:table-cell table:style-name="ce1" table:formula="of:=([.D32]^2+(0.03*[.H32])^2)^0.5" office:value-type="float" office:value="0.236211430714096" calcext:value-type="float">
            <text:p>0,23621</text:p>
          </table:table-cell>
          <table:table-cell table:style-name="ce2" table:formula="of:=[.E32]" office:value-type="float" office:value="66.538" calcext:value-type="float">
            <text:p>66,5380000000000</text:p>
          </table:table-cell>
          <table:table-cell table:style-name="ce2" table:formula="of:=[.F32]" office:value-type="float" office:value="0.66538" calcext:value-type="float">
            <text:p>0,6653800000000</text:p>
          </table:table-cell>
        </table:table-row>
        <table:table-row table:style-name="ro1">
          <table:table-cell office:value-type="float" office:value="141387" calcext:value-type="float">
            <text:p>141387,00000</text:p>
          </table:table-cell>
          <table:table-cell table:formula="of:=[.A33]*0.01" office:value-type="float" office:value="1413.87" calcext:value-type="float">
            <text:p>1413,87000</text:p>
          </table:table-cell>
          <table:table-cell office:value-type="float" office:value="5.16" calcext:value-type="float">
            <text:p>5,16000</text:p>
          </table:table-cell>
          <table:table-cell office:value-type="float" office:value="0.04" calcext:value-type="float">
            <text:p>0,04000</text:p>
          </table:table-cell>
          <table:table-cell table:style-name="ce2" table:formula="of:=[.A33]/1000" office:value-type="float" office:value="141.387" calcext:value-type="float">
            <text:p>141,3870000000000</text:p>
          </table:table-cell>
          <table:table-cell table:style-name="ce2" table:formula="of:=[.B33]/1000" office:value-type="float" office:value="1.41387" calcext:value-type="float">
            <text:p>1,4138700000000</text:p>
          </table:table-cell>
          <table:table-cell/>
          <table:table-cell office:value-type="float" office:value="5.16" calcext:value-type="float">
            <text:p>5,16000</text:p>
          </table:table-cell>
          <table:table-cell table:style-name="ce1" table:formula="of:=([.D33]^2+(0.03*[.H33])^2)^0.5" office:value-type="float" office:value="0.159884458281598" calcext:value-type="float">
            <text:p>0,15988</text:p>
          </table:table-cell>
          <table:table-cell table:style-name="ce2" table:formula="of:=[.E33]" office:value-type="float" office:value="141.387" calcext:value-type="float">
            <text:p>141,3870000000000</text:p>
          </table:table-cell>
          <table:table-cell table:style-name="ce2" table:formula="of:=[.F33]" office:value-type="float" office:value="1.41387" calcext:value-type="float">
            <text:p>1,4138700000000</text:p>
          </table:table-cell>
        </table:table-row>
        <table:table-row table:style-name="ro1">
          <table:table-cell office:value-type="float" office:value="222949" calcext:value-type="float">
            <text:p>222949,00000</text:p>
          </table:table-cell>
          <table:table-cell table:formula="of:=[.A34]*0.01" office:value-type="float" office:value="2229.49" calcext:value-type="float">
            <text:p>2229,49000</text:p>
          </table:table-cell>
          <table:table-cell office:value-type="float" office:value="3.62" calcext:value-type="float">
            <text:p>3,62000</text:p>
          </table:table-cell>
          <table:table-cell office:value-type="float" office:value="0.02" calcext:value-type="float">
            <text:p>0,02000</text:p>
          </table:table-cell>
          <table:table-cell table:style-name="ce2" table:formula="of:=[.A34]/1000" office:value-type="float" office:value="222.949" calcext:value-type="float">
            <text:p>222,9490000000000</text:p>
          </table:table-cell>
          <table:table-cell table:style-name="ce2" table:formula="of:=[.B34]/1000" office:value-type="float" office:value="2.22949" calcext:value-type="float">
            <text:p>2,2294900000000</text:p>
          </table:table-cell>
          <table:table-cell/>
          <table:table-cell office:value-type="float" office:value="3.62" calcext:value-type="float">
            <text:p>3,62000</text:p>
          </table:table-cell>
          <table:table-cell table:style-name="ce1" table:formula="of:=([.D34]^2+(0.03*[.H34])^2)^0.5" office:value-type="float" office:value="0.110426264991622" calcext:value-type="float">
            <text:p>0,11043</text:p>
          </table:table-cell>
          <table:table-cell table:style-name="ce2" table:formula="of:=[.E34]" office:value-type="float" office:value="222.949" calcext:value-type="float">
            <text:p>222,9490000000000</text:p>
          </table:table-cell>
          <table:table-cell table:style-name="ce2" table:formula="of:=[.F34]" office:value-type="float" office:value="2.22949" calcext:value-type="float">
            <text:p>2,2294900000000</text:p>
          </table:table-cell>
        </table:table-row>
        <table:table-row table:style-name="ro1">
          <table:table-cell office:value-type="float" office:value="302954" calcext:value-type="float">
            <text:p>302954,00000</text:p>
          </table:table-cell>
          <table:table-cell table:formula="of:=[.A35]*0.01" office:value-type="float" office:value="3029.54" calcext:value-type="float">
            <text:p>3029,54000</text:p>
          </table:table-cell>
          <table:table-cell office:value-type="float" office:value="2.76" calcext:value-type="float">
            <text:p>2,76000</text:p>
          </table:table-cell>
          <table:table-cell office:value-type="float" office:value="0.02" calcext:value-type="float">
            <text:p>0,02000</text:p>
          </table:table-cell>
          <table:table-cell table:style-name="ce2" table:formula="of:=[.A35]/1000" office:value-type="float" office:value="302.954" calcext:value-type="float">
            <text:p>302,9540000000000</text:p>
          </table:table-cell>
          <table:table-cell table:style-name="ce2" table:formula="of:=[.B35]/1000" office:value-type="float" office:value="3.02954" calcext:value-type="float">
            <text:p>3,0295400000000</text:p>
          </table:table-cell>
          <table:table-cell/>
          <table:table-cell office:value-type="float" office:value="2.76" calcext:value-type="float">
            <text:p>2,76000</text:p>
          </table:table-cell>
          <table:table-cell table:style-name="ce1" table:formula="of:=([.D35]^2+(0.03*[.H35])^2)^0.5" office:value-type="float" office:value="0.085181218587198" calcext:value-type="float">
            <text:p>0,08518</text:p>
          </table:table-cell>
          <table:table-cell table:style-name="ce2" table:formula="of:=[.E35]" office:value-type="float" office:value="302.954" calcext:value-type="float">
            <text:p>302,9540000000000</text:p>
          </table:table-cell>
          <table:table-cell table:style-name="ce2" table:formula="of:=[.F35]" office:value-type="float" office:value="3.02954" calcext:value-type="float">
            <text:p>3,0295400000000</text:p>
          </table:table-cell>
        </table:table-row>
        <table:table-row table:style-name="ro1">
          <table:table-cell office:value-type="float" office:value="379939" calcext:value-type="float">
            <text:p>379939,00000</text:p>
          </table:table-cell>
          <table:table-cell table:formula="of:=[.A36]*0.01" office:value-type="float" office:value="3799.39" calcext:value-type="float">
            <text:p>3799,39000</text:p>
          </table:table-cell>
          <table:table-cell office:value-type="float" office:value="2.18" calcext:value-type="float">
            <text:p>2,18000</text:p>
          </table:table-cell>
          <table:table-cell office:value-type="float" office:value="0.04" calcext:value-type="float">
            <text:p>0,04000</text:p>
          </table:table-cell>
          <table:table-cell table:style-name="ce2" table:formula="of:=[.A36]/1000" office:value-type="float" office:value="379.939" calcext:value-type="float">
            <text:p>379,9390000000000</text:p>
          </table:table-cell>
          <table:table-cell table:style-name="ce2" table:formula="of:=[.B36]/1000" office:value-type="float" office:value="3.79939" calcext:value-type="float">
            <text:p>3,7993900000000</text:p>
          </table:table-cell>
          <table:table-cell/>
          <table:table-cell office:value-type="float" office:value="2.18" calcext:value-type="float">
            <text:p>2,18000</text:p>
          </table:table-cell>
          <table:table-cell table:style-name="ce1" table:formula="of:=([.D36]^2+(0.03*[.H36])^2)^0.5" office:value-type="float" office:value="0.0766626375752883" calcext:value-type="float">
            <text:p>0,07666</text:p>
          </table:table-cell>
          <table:table-cell table:style-name="ce2" table:formula="of:=[.E36]" office:value-type="float" office:value="379.939" calcext:value-type="float">
            <text:p>379,9390000000000</text:p>
          </table:table-cell>
          <table:table-cell table:style-name="ce2" table:formula="of:=[.F36]" office:value-type="float" office:value="3.79939" calcext:value-type="float">
            <text:p>3,7993900000000</text:p>
          </table:table-cell>
        </table:table-row>
        <table:table-row table:style-name="ro1">
          <table:table-cell office:value-type="float" office:value="505080" calcext:value-type="float">
            <text:p>505080,00000</text:p>
          </table:table-cell>
          <table:table-cell table:formula="of:=[.A37]*0.01" office:value-type="float" office:value="5050.8" calcext:value-type="float">
            <text:p>5050,80000</text:p>
          </table:table-cell>
          <table:table-cell office:value-type="float" office:value="1.7" calcext:value-type="float">
            <text:p>1,70000</text:p>
          </table:table-cell>
          <table:table-cell office:value-type="float" office:value="0.02" calcext:value-type="float">
            <text:p>0,02000</text:p>
          </table:table-cell>
          <table:table-cell table:style-name="ce2" table:formula="of:=[.A37]/1000" office:value-type="float" office:value="505.08" calcext:value-type="float">
            <text:p>505,0800000000000</text:p>
          </table:table-cell>
          <table:table-cell table:style-name="ce2" table:formula="of:=[.B37]/1000" office:value-type="float" office:value="5.0508" calcext:value-type="float">
            <text:p>5,0508000000000</text:p>
          </table:table-cell>
          <table:table-cell/>
          <table:table-cell office:value-type="float" office:value="1.7" calcext:value-type="float">
            <text:p>1,70000</text:p>
          </table:table-cell>
          <table:table-cell table:style-name="ce1" table:formula="of:=([.D37]^2+(0.03*[.H37])^2)^0.5" office:value-type="float" office:value="0.0547813836992093" calcext:value-type="float">
            <text:p>0,05478</text:p>
          </table:table-cell>
          <table:table-cell table:style-name="ce2" table:formula="of:=[.E37]" office:value-type="float" office:value="505.08" calcext:value-type="float">
            <text:p>505,0800000000000</text:p>
          </table:table-cell>
          <table:table-cell table:style-name="ce2" table:formula="of:=[.F37]" office:value-type="float" office:value="5.0508" calcext:value-type="float">
            <text:p>5,0508000000000</text:p>
          </table:table-cell>
        </table:table-row>
        <table:table-row table:style-name="ro1">
          <table:table-cell office:value-type="float" office:value="795660" calcext:value-type="float">
            <text:p>795660,00000</text:p>
          </table:table-cell>
          <table:table-cell table:formula="of:=[.A38]*0.01" office:value-type="float" office:value="7956.6" calcext:value-type="float">
            <text:p>7956,60000</text:p>
          </table:table-cell>
          <table:table-cell office:value-type="float" office:value="1.03" calcext:value-type="float">
            <text:p>1,03000</text:p>
          </table:table-cell>
          <table:table-cell office:value-type="float" office:value="0.01" calcext:value-type="float">
            <text:p>0,01000</text:p>
          </table:table-cell>
          <table:table-cell table:style-name="ce2" table:formula="of:=[.A38]/1000" office:value-type="float" office:value="795.66" calcext:value-type="float">
            <text:p>795,6600000000000</text:p>
          </table:table-cell>
          <table:table-cell table:style-name="ce2" table:formula="of:=[.B38]/1000" office:value-type="float" office:value="7.9566" calcext:value-type="float">
            <text:p>7,9566000000000</text:p>
          </table:table-cell>
          <table:table-cell/>
          <table:table-cell office:value-type="float" office:value="1.03" calcext:value-type="float">
            <text:p>1,03000</text:p>
          </table:table-cell>
          <table:table-cell table:style-name="ce1" table:formula="of:=([.D38]^2+(0.03*[.H38])^2)^0.5" office:value-type="float" office:value="0.0324778385980348" calcext:value-type="float">
            <text:p>0,03248</text:p>
          </table:table-cell>
          <table:table-cell table:style-name="ce2" table:formula="of:=[.E38]" office:value-type="float" office:value="795.66" calcext:value-type="float">
            <text:p>795,6600000000000</text:p>
          </table:table-cell>
          <table:table-cell table:style-name="ce2" table:formula="of:=[.F38]" office:value-type="float" office:value="7.9566" calcext:value-type="float">
            <text:p>7,9566000000000</text:p>
          </table:table-cell>
        </table:table-row>
        <table:table-row table:style-name="ro1">
          <table:table-cell office:value-type="float" office:value="1002000" calcext:value-type="float">
            <text:p>1002000,00000</text:p>
          </table:table-cell>
          <table:table-cell table:formula="of:=[.A39]*0.01" office:value-type="float" office:value="10020" calcext:value-type="float">
            <text:p>10020,00000</text:p>
          </table:table-cell>
          <table:table-cell office:value-type="float" office:value="0.848" calcext:value-type="float">
            <text:p>0,84800</text:p>
          </table:table-cell>
          <table:table-cell office:value-type="float" office:value="0.01" calcext:value-type="float">
            <text:p>0,01000</text:p>
          </table:table-cell>
          <table:table-cell table:style-name="ce2" table:formula="of:=[.A39]/1000" office:value-type="float" office:value="1002" calcext:value-type="float">
            <text:p>1002,0000000000000</text:p>
          </table:table-cell>
          <table:table-cell table:style-name="ce2" table:formula="of:=[.B39]/1000" office:value-type="float" office:value="10.02" calcext:value-type="float">
            <text:p>10,0200000000000</text:p>
          </table:table-cell>
          <table:table-cell/>
          <table:table-cell office:value-type="float" office:value="0.848" calcext:value-type="float">
            <text:p>0,84800</text:p>
          </table:table-cell>
          <table:table-cell table:style-name="ce1" table:formula="of:=([.D39]^2+(0.03*[.H39])^2)^0.5" office:value-type="float" office:value="0.0273348422347743" calcext:value-type="float">
            <text:p>0,02733</text:p>
          </table:table-cell>
          <table:table-cell table:style-name="ce2" table:formula="of:=[.E39]" office:value-type="float" office:value="1002" calcext:value-type="float">
            <text:p>1002,0000000000000</text:p>
          </table:table-cell>
          <table:table-cell table:style-name="ce2" table:formula="of:=[.F39]" office:value-type="float" office:value="10.02" calcext:value-type="float">
            <text:p>10,0200000000000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n(mV)</text:p>
          </table:table-cell>
          <table:table-cell office:value-type="string" calcext:value-type="string">
            <text:p>dVin(mV)</text:p>
          </table:table-cell>
          <table:table-cell office:value-type="string" calcext:value-type="string">
            <text:p>Vout(V)</text:p>
          </table:table-cell>
          <table:table-cell office:value-type="string" calcext:value-type="string">
            <text:p>dVout(V)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dVin</text:p>
          </table:table-cell>
          <table:table-cell table:style-name="Default" office:value-type="string" calcext:value-type="string">
            <text:p>Vout</text:p>
          </table:table-cell>
          <table:table-cell office:value-type="string" calcext:value-type="string">
            <text:p>dVout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,00000</text:p>
          </table:table-cell>
          <table:table-cell office:value-type="float" office:value="10" calcext:value-type="float">
            <text:p>10,00000</text:p>
          </table:table-cell>
          <table:table-cell office:value-type="float" office:value="9.68" calcext:value-type="float">
            <text:p>9,68000</text:p>
          </table:table-cell>
          <table:table-cell office:value-type="float" office:value="0.08" calcext:value-type="float">
            <text:p>0,08000</text:p>
          </table:table-cell>
          <table:table-cell/>
          <table:table-cell table:formula="of:=[.A43]" office:value-type="float" office:value="138" calcext:value-type="float">
            <text:p>138,00000</text:p>
          </table:table-cell>
          <table:table-cell table:formula="of:=(([.B43])^2+(0.03*[.A43])^2)^0.5" office:value-type="float" office:value="10.8231049149493" calcext:value-type="float">
            <text:p>10,8231049149</text:p>
          </table:table-cell>
          <table:table-cell table:formula="of:=[.C43]" office:value-type="float" office:value="9.68" calcext:value-type="float">
            <text:p>9,68000</text:p>
          </table:table-cell>
          <table:table-cell table:formula="of:=([.D43]^2+(0.03*[.C43])^2)^0.5" office:value-type="float" office:value="0.301217794959063" calcext:value-type="float">
            <text:p>0,30121779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,00000</text:p>
          </table:table-cell>
          <table:table-cell office:value-type="float" office:value="8" calcext:value-type="float">
            <text:p>8,00000</text:p>
          </table:table-cell>
          <table:table-cell office:value-type="float" office:value="5.2" calcext:value-type="float">
            <text:p>5,20000</text:p>
          </table:table-cell>
          <table:table-cell office:value-type="float" office:value="0.04" calcext:value-type="float">
            <text:p>0,04000</text:p>
          </table:table-cell>
          <table:table-cell/>
          <table:table-cell table:formula="of:=[.A44]" office:value-type="float" office:value="75" calcext:value-type="float">
            <text:p>75,00000</text:p>
          </table:table-cell>
          <table:table-cell table:formula="of:=(([.B44])^2+(0.03*[.A44])^2)^0.5" office:value-type="float" office:value="8.31038506929733" calcext:value-type="float">
            <text:p>8,3103850693</text:p>
          </table:table-cell>
          <table:table-cell table:formula="of:=[.C44]" office:value-type="float" office:value="5.2" calcext:value-type="float">
            <text:p>5,20000</text:p>
          </table:table-cell>
          <table:table-cell table:formula="of:=([.D44]^2+(0.03*[.C44])^2)^0.5" office:value-type="float" office:value="0.161046577113579" calcext:value-type="float">
            <text:p>0,161046577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3.3" calcext:value-type="float">
            <text:p>3,30000</text:p>
          </table:table-cell>
          <table:table-cell office:value-type="float" office:value="0.02" calcext:value-type="float">
            <text:p>0,02000</text:p>
          </table:table-cell>
          <table:table-cell/>
          <table:table-cell table:formula="of:=[.A45]" office:value-type="float" office:value="48" calcext:value-type="float">
            <text:p>48,00000</text:p>
          </table:table-cell>
          <table:table-cell table:formula="of:=(([.B45])^2+(0.03*[.A45])^2)^0.5" office:value-type="float" office:value="4.25130568178766" calcext:value-type="float">
            <text:p>4,2513056818</text:p>
          </table:table-cell>
          <table:table-cell table:formula="of:=[.C45]" office:value-type="float" office:value="3.3" calcext:value-type="float">
            <text:p>3,30000</text:p>
          </table:table-cell>
          <table:table-cell table:formula="of:=([.D45]^2+(0.03*[.C45])^2)^0.5" office:value-type="float" office:value="0.101" calcext:value-type="float">
            <text:p>0,10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,00000</text:p>
          </table:table-cell>
          <table:table-cell office:value-type="float" office:value="10" calcext:value-type="float">
            <text:p>10,00000</text:p>
          </table:table-cell>
          <table:table-cell office:value-type="float" office:value="7" calcext:value-type="float">
            <text:p>7,00000</text:p>
          </table:table-cell>
          <table:table-cell office:value-type="float" office:value="0.02" calcext:value-type="float">
            <text:p>0,02000</text:p>
          </table:table-cell>
          <table:table-cell/>
          <table:table-cell table:formula="of:=[.A46]" office:value-type="float" office:value="105" calcext:value-type="float">
            <text:p>105,00000</text:p>
          </table:table-cell>
          <table:table-cell table:formula="of:=(([.B46])^2+(0.03*[.A46])^2)^0.5" office:value-type="float" office:value="10.4843931631735" calcext:value-type="float">
            <text:p>10,4843931632</text:p>
          </table:table-cell>
          <table:table-cell table:formula="of:=[.C46]" office:value-type="float" office:value="7" calcext:value-type="float">
            <text:p>7,00000</text:p>
          </table:table-cell>
          <table:table-cell table:formula="of:=([.D46]^2+(0.03*[.C46])^2)^0.5" office:value-type="float" office:value="0.21095023109729" calcext:value-type="float">
            <text:p>0,2109502311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loext:min-decimal-places="5" number:min-integer-digits="1"/>
    </number:number-style>
    <number:number-style style:name="N107">
      <number:number number:decimal-places="13" loext:min-decimal-places="1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 style:data-style-name="N2" text:time-value="09:49:40.54549137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6:03:17.418143825</meta:creation-date>
    <dc:date>2016-10-29T11:56:55.645241840</dc:date>
    <meta:editing-duration>PT2H46M43S</meta:editing-duration>
    <meta:editing-cycles>15</meta:editing-cycles>
    <meta:generator>LibreOffice/5.1.4.2$Linux_x86 LibreOffice_project/10m0$Build-2</meta:generator>
    <meta:document-statistic meta:table-count="1" meta:cell-count="339" meta:object-count="0"/>
  </office:meta>
</office:document-meta>
</file>